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2.011cm" fo:break-before="auto" style:use-optimal-row-height="false"/>
    </style:style>
    <style:style style:name="ro10" style:family="table-row">
      <style:table-row-properties style:row-height="2.514cm" fo:break-before="auto" style:use-optimal-row-height="false"/>
    </style:style>
    <style:style style:name="ro11" style:family="table-row">
      <style:table-row-properties style:row-height="0.788cm" fo:break-before="auto" style:use-optimal-row-height="false"/>
    </style:style>
    <style:style style:name="ro12" style:family="table-row">
      <style:table-row-properties style:row-height="2.579cm" fo:break-before="auto" style:use-optimal-row-height="false"/>
    </style:style>
    <style:style style:name="ro13" style:family="table-row">
      <style:table-row-properties style:row-height="0.605cm" fo:break-before="auto" style:use-optimal-row-height="false"/>
    </style:style>
    <style:style style:name="ro14" style:family="table-row">
      <style:table-row-properties style:row-height="2.868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1.003cm" fo:break-before="auto" style:use-optimal-row-height="false"/>
    </style:style>
    <style:style style:name="ro17" style:family="table-row">
      <style:table-row-properties style:row-height="0.684cm" fo:break-before="auto" style:use-optimal-row-height="false"/>
    </style:style>
    <style:style style:name="ro18" style:family="table-row">
      <style:table-row-properties style:row-height="6.687cm" fo:break-before="auto" style:use-optimal-row-height="false"/>
    </style:style>
    <style:style style:name="ro20" style:family="table-row">
      <style:table-row-properties style:row-height="0.579cm" fo:break-before="auto" style:use-optimal-row-height="false"/>
    </style:style>
    <style:style style:name="ro21" style:family="table-row">
      <style:table-row-properties style:row-height="2.106cm" fo:break-before="auto" style:use-optimal-row-height="false"/>
    </style:style>
    <style:style style:name="ro22" style:family="table-row">
      <style:table-row-properties style:row-height="0.709cm" fo:break-before="auto" style:use-optimal-row-height="false"/>
    </style:style>
    <style:style style:name="ro23" style:family="table-row">
      <style:table-row-properties style:row-height="1.658cm" fo:break-before="auto" style:use-optimal-row-height="false"/>
    </style:style>
    <style:style style:name="ro24" style:family="table-row">
      <style:table-row-properties style:row-height="2.184cm" fo:break-before="auto" style:use-optimal-row-height="false"/>
    </style:style>
    <style:style style:name="ro25" style:family="table-row">
      <style:table-row-properties style:row-height="3.448cm" fo:break-before="auto" style:use-optimal-row-height="false"/>
    </style:style>
    <style:style style:name="ro26" style:family="table-row">
      <style:table-row-properties style:row-height="5.08cm" fo:break-before="auto" style:use-optimal-row-height="false"/>
    </style:style>
    <style:style style:name="ro27" style:family="table-row">
      <style:table-row-properties style:row-height="4.524cm" fo:break-before="auto" style:use-optimal-row-height="false"/>
    </style:style>
    <style:style style:name="ro28" style:family="table-row">
      <style:table-row-properties style:row-height="4.022cm" fo:break-before="auto" style:use-optimal-row-height="false"/>
    </style:style>
    <style:style style:name="ro29" style:family="table-row">
      <style:table-row-properties style:row-height="8.043cm" fo:break-before="auto" style:use-optimal-row-height="false"/>
    </style:style>
    <style:style style:name="ro30" style:family="table-row">
      <style:table-row-properties style:row-height="3.519cm" fo:break-before="auto" style:use-optimal-row-height="false"/>
    </style:style>
    <style:style style:name="ro31" style:family="table-row">
      <style:table-row-properties style:row-height="7.541cm" fo:break-before="auto" style:use-optimal-row-height="false"/>
    </style:style>
    <style:style style:name="ro32" style:family="table-row">
      <style:table-row-properties style:row-height="12.065cm" fo:break-before="auto" style:use-optimal-row-height="false"/>
    </style:style>
    <style:style style:name="ro33" style:family="table-row">
      <style:table-row-properties style:row-height="11.06cm" fo:break-before="auto" style:use-optimal-row-height="false"/>
    </style:style>
    <style:style style:name="ro34" style:family="table-row">
      <style:table-row-properties style:row-height="12.568cm" fo:break-before="auto" style:use-optimal-row-height="false"/>
    </style:style>
    <style:style style:name="ro35" style:family="table-row">
      <style:table-row-properties style:row-height="3.632cm" fo:break-before="auto" style:use-optimal-row-height="false"/>
    </style:style>
    <style:style style:name="ro36" style:family="table-row">
      <style:table-row-properties style:row-height="4.711cm" fo:break-before="auto" style:use-optimal-row-height="false"/>
    </style:style>
    <style:style style:name="ro37" style:family="table-row">
      <style:table-row-properties style:row-height="3.711cm" fo:break-before="auto" style:use-optimal-row-height="false"/>
    </style:style>
    <style:style style:name="ro38" style:family="table-row">
      <style:table-row-properties style:row-height="5.212cm" fo:break-before="auto" style:use-optimal-row-height="false"/>
    </style:style>
    <style:style style:name="ro39"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8">
          <table:table-cell table:style-name="ce1" office:value-type="string">
            <text:p>GAME_DIFFICULTY_ALL</text:p>
          </table:table-cell>
          <table:table-cell table:style-name="ce5" office:value-type="string">
            <text:p>All difficulties</text:p>
          </table:table-cell>
          <table:table-cell table:style-name="ce5" office:value-type="string">
            <text:p>Все сложности</text:p>
          </table:table-cell>
          <table:table-cell table:style-name="ce5"/>
          <table:table-cell table:style-name="ce8"/>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9">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9">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9">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10">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11">
          <table:table-cell table:style-name="ce1" office:value-type="string">
            <text:p>GAME_TYPE_ALL</text:p>
          </table:table-cell>
          <table:table-cell table:style-name="ce5" office:value-type="string">
            <text:p>All game types</text:p>
          </table:table-cell>
          <table:table-cell table:style-name="ce5" office:value-type="string">
            <text:p>Все типы игр</text:p>
          </table:table-cell>
          <table:table-cell table:style-name="ce5"/>
          <table:table-cell table:style-name="ce8"/>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9">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2">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3">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4">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le moteur Lightfeather ;</text:span></text:p>
            <text:p><text:span text:style-name="T1">- KittyCat, développeur OpenAL-Soft/ALURE pour l'aide.</text:span></text:p>
            <text:p><text:span text:style-name="T1">Remerciements spéciaux à  CrazyEddie pour le bon système de GUI et le grand 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5">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6">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he tile can be removed only if it is free, that means there are no other tiles 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value are identical.</text:span></text:p>
            <text:p><text:span text:style-name="T2">2. Symbols - tiles with value 1 to 9. The Symbols tiles with the same color and value are identical.</text:span></text:p>
            <text:p><text:span text:style-name="T2">3. Dots - tiles with value 1 to 9. The Dots tiles with the same color and value are identical.</text:span></text:p>
            <text:p><text:span text:style-name="T2">4. Dragons - 3 tiles of different colors. The Dragons tiles with the same color are identical.</text:span></text:p>
            <text:p><text:span text:style-name="T2">5. Winds - 4 pieces with the symbols of different sides of the world. The Winds 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одинаковые фишки.</text:span></text:p>
            <text:p><text:span text:style-name="T2">Фишка может быть убрана только если она свободна, то есть если слева от 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масти Бамбуки одного и того же достоинства.</text:span></text:p>
            <text:p><text:span text:style-name="T2">2. Символы - фишки достоинством от 1 до 9. Одинаковыми считаются фишки масти Символы одного и того же достоинства.</text:span></text:p>
            <text:p><text:span text:style-name="T2">3. Точки - фишки достоинством от 1 до 9. Одинаковыми считаются фишки масти Точки одного и того же достоинства.</text:span></text:p>
            <text:p><text:span text:style-name="T2">4. Драконы - 3 фишки разных цветов. Одинаковыми считаются фишки масти Дракон одного и того же цвета.</text:span></text:p>
            <text:p><text:span text:style-name="T2">5. Стороны света - 4 фишки с символами разных сторон света. Одинаковыми считаются фишки масти Стороны света с одним и тем же символом.</text:span></text:p>
            <text:p><text:span text:style-name="T2">6. Времена года - 4 фишки с изображением времен года. Одинаковыми считаются все фишки масти Времена года.</text:span></text:p>
            <text:p><text:span text:style-name="T2">7. Цветы - 4 фишки с изображениями цветов. Одинаковыми считаются все 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identischer Steine frei zu machen.</text:span></text:p>
            <text:p><text:span text:style-name="T1">Der Spielstein kann nur dann entfernt werden, wenn er frei ist, d. h.wenn er auf 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gleicher Farbe und gleichem Wert sind identisch.</text:span></text:p>
            <text:p><text:span text:style-name="T1">2. Die Symbol-Spielsteine haben einen Wert von 1 bis 9. Die Spielsteine mit gleicher Farbe und gleichem Wert sind identisch.</text:span></text:p>
            <text:p><text:span text:style-name="T1">3. Die Punkte-Spielsteine haben Wert von 1 bis 9. Die Spielsteine mit gleicher Farbe und gleichem Wert sind identisch.</text:span></text:p>
            <text:p><text:span text:style-name="T1">4. Drachen - 3 Spielsteine in verschiedenen Farben.</text:span></text:p>
            <text:p><text:span text:style-name="T1">5. Himmelsrichtungen - 4 Stück mit den Symbolen der verschiedenen Himmelsrichtungen. Die Spielsteine mit dem gleichen Symbol sind identisch.</text:span></text:p>
            <text:p><text:span text:style-name="T1">6. Jahreszeiten - 4 Stück mit der Darstellung der Jahreszeiten. Alle Jahreszeiten-Spielsteine sind identisch.</text:span></text:p>
            <text:p><text:span text:style-name="T1">7. Blumen - 4 Stück mit Bildern von Blumen. Alle Blumen-Spielsteine sind 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identiques. La tuile peut êre enlevée seulement si elle est libre, ce qui signifie 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7">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8">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проходящей по свободному игровому 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span></text:p>
            <text:p><text:span text:style-name="T2">После каждого хода фишки, свободные с нижней стороны, сдвигаются вниз так, чтобы соприкасаться с другими фишками либо находиться в нижнем 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Steine frei zu machen.</text:span></text:p>
            <text:p><text:span text:style-name="T2">Ein Paar von Spielsteinen kann nur dann entfernt werden, wenn sie durch die Linie mit nicht mehr als zwei rechten Winkeln angeschlossen / verbunden 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Linie mit nicht mehr als zwei rechten Winkeln angeschlossen / verbunden werden kann.</text:span></text:p>
            <text:p><text:span text:style-name="T2">Nach jedem Zug werden die Spielsteine, die von der Unterseite frei sind, nach unten verschoben, bis zum sie im Kontakt mit anderen Spielsteinen kommen 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identiques. Une paire de tuiles peut êre supprimée seulement si elles peuvent être connectées par une ligne avec deux angles droits au plus traversant un 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span></text:p>
          </table:table-cell>
          <table:table-cell table:number-columns-repeated="1019"/>
        </table:table-row>
        <table:table-row table:style-name="ro20">
          <table:table-cell table:style-name="ce1" office:value-type="string">
            <text:p>INFO_SURVEY</text:p>
          </table:table-cell>
          <table:table-cell table:style-name="ce6" office:value-type="string">
            <text:p>Survey</text:p>
          </table:table-cell>
          <table:table-cell table:style-name="ce5" office:value-type="string">
            <text:p>Опрос</text:p>
          </table:table-cell>
          <table:table-cell table:style-name="ce5"/>
          <table:table-cell table:style-name="ce8"/>
          <table:table-cell table:number-columns-repeated="1019"/>
        </table:table-row>
        <table:table-row table:style-name="ro21">
          <table:table-cell table:style-name="ce1" office:value-type="string">
            <text:p>INFO_SURVEY_TXT</text:p>
          </table:table-cell>
          <table:table-cell table:style-name="ce6" office:value-type="string">
            <text:p>You're using an unstable version of OGS Mahjong. Would you like to participate in a survey to help us make the game even better?</text:p>
            <text:p><text:s/></text:p>
            <text:p>[window='Info/LinkSurvey']</text:p>
          </table:table-cell>
          <table:table-cell table:style-name="ce6"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5"/>
          <table:table-cell table:style-name="ce8"/>
          <table:table-cell table:number-columns-repeated="1019"/>
        </table:table-row>
        <table:table-row table:style-name="ro22">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22">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23">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22">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4">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5">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6">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Funkorama", "Neo Western" and "Protofunk" in "Modern" music pack.</text:span></text:p>
            <text:p><text:span text:style-name="T1">Dano - Tracks "Crazy from the message", "King or an alien", "Sun spark", "The time isnt right", "The wire", "Today then tomorrow" and "What you think" in "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Funkorama", "Neo Western" и "Protofunk" в разделе "Modern".</text:span></text:p>
            <text:p><text:span text:style-name="T1">Dano - Музыкальные треки "Crazy from the message", "King or an alien", "Sun spark", "The time isnt right", "The wire", "Today then tomorrow" и "What you 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Musikstücke "Funkorama", "Neo Western" und "Protofunk" im "Modern" Musikpaket.</text:span></text:p>
            <text:p><text:span text:style-name="T1">Dano - Musikstücke "Crazy from the message", "King or an alien", "Sun spark", "The time isnt right", "The wire", "Today then tomorrow" und "What you think" im "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Piano". Pistes "Funkorama", "Neo Western" et "Protofunk" dans le pack de musique "Modern".</text:span></text:p>
            <text:p><text:span text:style-name="T1">Dano - pistes "Crazy from the message", "King or an alien", "Sun spark", "The time isnt right", "The wire", "Today then tomorrow" et "What you think" dans le 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et droits de copie dans les fichiers README, placés dans les dossiers 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7">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10">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8">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9">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7">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9">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10">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9">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30">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9">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30">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31">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9">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9">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32">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33">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8">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10">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9">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10">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8">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10">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4">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10">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9">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9">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9">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35">
          <table:table-cell table:style-name="ce1" office:value-type="string">
            <text:p>TUTORIAL_DYNCAM</text:p>
          </table:table-cell>
          <table:table-cell table:style-name="ce5" office:value-type="string">
            <text:p>Dynamic camera</text:p>
            <text:p><text:s/></text:p>
            <text:p><text:s/></text:p>
            <text:p><text:s/></text:p>
            <text:p><text:s/></text:p>
            <text:p><text:s/></text:p>
            <text:p>Dynamic camera is turned on by default. It rotates the scene as you move the mouse.</text:p>
            <text:p><text:s/></text:p>
            <text:p>Do you want to leave it enabled or disable it? (You can enabled/disable it later in Settings)</text:p>
          </table:table-cell>
          <table:table-cell table:style-name="ce5" office:value-type="string">
            <text:p>Динамическая камера</text:p>
            <text:p><text:s/></text:p>
            <text:p><text:s/></text:p>
            <text:p><text:s/></text:p>
            <text:p><text:s/></text:p>
            <text:p><text:s/></text:p>
            <text:p>По умолчанию динамическая камера включена. Она вращает сцену, когда вы двигаете мышь.</text:p>
            <text:p><text:s/></text:p>
            <text:p>Вы хотите оставить её включенной или отключить? (Вы можете включить/отключить позже в Настройках)</text:p>
          </table:table-cell>
          <table:table-cell table:style-name="ce5"/>
          <table:table-cell table:style-name="ce8"/>
          <table:table-cell table:number-columns-repeated="1019"/>
        </table:table-row>
        <table:table-row table:style-name="ro13">
          <table:table-cell table:style-name="ce1" office:value-type="string">
            <text:p>TUTORIAL_DYNCAM_DISABLE</text:p>
          </table:table-cell>
          <table:table-cell table:style-name="ce5" office:value-type="string">
            <text:p>Disable</text:p>
          </table:table-cell>
          <table:table-cell table:style-name="ce5" office:value-type="string">
            <text:p>Отключить</text:p>
          </table:table-cell>
          <table:table-cell table:style-name="ce5"/>
          <table:table-cell table:style-name="ce8"/>
          <table:table-cell table:number-columns-repeated="1019"/>
        </table:table-row>
        <table:table-row table:style-name="ro13">
          <table:table-cell table:style-name="ce1" office:value-type="string">
            <text:p>TUTORIAL_DYNCAM_LEAVE_ENABLED</text:p>
          </table:table-cell>
          <table:table-cell table:style-name="ce5" office:value-type="string">
            <text:p>Leave enabled</text:p>
          </table:table-cell>
          <table:table-cell table:style-name="ce5" office:value-type="string">
            <text:p>Оставить включенной</text:p>
          </table:table-cell>
          <table:table-cell table:style-name="ce5"/>
          <table:table-cell table:style-name="ce8"/>
          <table:table-cell table:number-columns-repeated="1019"/>
        </table:table-row>
        <table:table-row table:style-name="ro36">
          <table:table-cell table:style-name="ce1" office:value-type="string">
            <text:p>TUTORIAL_FIRST_RUN</text:p>
          </table:table-cell>
          <table:table-cell table:style-name="ce5" office:value-type="string">
            <text:p>First run</text:p>
            <text:p><text:s/></text:p>
            <text:p><text:s/></text:p>
            <text:p><text:s/></text:p>
            <text:p><text:s/></text:p>
            <text:p><text:s/></text:p>
            <text:p>To select a tile, click it with the left mouse button.</text:p>
            <text:p>Select a pair of tiles to remove them.</text:p>
            <text:p><text:s/></text:p>
            <text:p>To control the camera, hold the right mouse button and move the mouse. Or use arrow/+/- keys with/out shift.</text:p>
            <text:p>To reset camera position, press X.</text:p>
            <text:p><text:s/></text:p>
            <text:p>To hide this message, press any key.</text:p>
          </table:table-cell>
          <table:table-cell table:style-name="ce5" office:value-type="string">
            <text:p>Первый запуск</text:p>
            <text:p><text:s/></text:p>
            <text:p><text:s/></text:p>
            <text:p><text:s/></text:p>
            <text:p><text:s/></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7">
          <table:table-cell table:style-name="ce1" office:value-type="string">
            <text:p>TUTORIAL_LOSS</text:p>
          </table:table-cell>
          <table:table-cell table:style-name="ce5" office:value-type="string">
            <text:p>Loss</text:p>
            <text:p><text:s/></text:p>
            <text:p><text:s/></text:p>
            <text:p><text:s/></text:p>
            <text:p><text:s/></text:p>
            <text:p><text:s/></text:p>
            <text:p>There are no more turns left. You can undo the last turn, shuffle tiles, restart the game, or start a new one.</text:p>
          </table:table-cell>
          <table:table-cell table:style-name="ce5" office:value-type="string">
            <text:p>Поражение</text:p>
            <text:p><text:s/></text:p>
            <text:p><text:s/></text:p>
            <text:p><text:s/></text:p>
            <text:p><text:s/></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7">
          <table:table-cell table:style-name="ce1" office:value-type="string">
            <text:p>TUTORIAL_SURVEY</text:p>
          </table:table-cell>
          <table:table-cell table:style-name="ce5" office:value-type="string">
            <text:p>Survey</text:p>
            <text:p><text:span text:style-name="T2"><text:s/></text:span></text:p>
            <text:p><text:span text:style-name="T2"><text:s/></text:span></text:p>
            <text:p><text:span text:style-name="T2"><text:s/></text:span></text:p>
            <text:p><text:span text:style-name="T2"><text:s/></text:span></text:p>
            <text:p><text:span text:style-name="T2"><text:s/></text:span></text:p>
            <text:p><text:span text:style-name="T2">You're using an unstable version of OGS Mahjong. Would you like to participate in a survey to help us make the game even better?</text:span></text:p>
          </table:table-cell>
          <table:table-cell table:style-name="ce6" office:value-type="string">
            <text:p><text:span text:style-name="T1">Опрос</text:span></text:p>
            <text:p><text:span text:style-name="T1"><text:s/></text:span></text:p>
            <text:p><text:span text:style-name="T1"><text:s/></text:span></text:p>
            <text:p><text:span text:style-name="T1"><text:s/></text:span></text:p>
            <text:p><text:span text:style-name="T1"><text:s/></text:span></text:p>
            <text:p><text:span text:style-name="T1"><text:s/></text:span></text:p>
            <text:p><text:span text:style-name="T1">Вы используете нестабильную версию OGS Маджонг. Хотите ли вы принять участие в опросе, чтобы помочь нам сделать игру ещё лучше?</text:span></text:p>
          </table:table-cell>
          <table:table-cell table:style-name="ce5"/>
          <table:table-cell table:style-name="ce8"/>
          <table:table-cell table:number-columns-repeated="1019"/>
        </table:table-row>
        <table:table-row table:style-name="ro20">
          <table:table-cell table:style-name="ce1" office:value-type="string">
            <text:p>TUTORIAL_SURVEY_LATER</text:p>
          </table:table-cell>
          <table:table-cell table:style-name="ce5" office:value-type="string">
            <text:p>Later</text:p>
          </table:table-cell>
          <table:table-cell table:style-name="ce6" office:value-type="string">
            <text:p>Позже</text:p>
          </table:table-cell>
          <table:table-cell table:style-name="ce5"/>
          <table:table-cell table:style-name="ce8"/>
          <table:table-cell table:number-columns-repeated="1019"/>
        </table:table-row>
        <table:table-row table:style-name="ro38">
          <table:table-cell table:style-name="ce1" office:value-type="string">
            <text:p>TUTORIAL_VICTORY</text:p>
          </table:table-cell>
          <table:table-cell table:style-name="ce5" office:value-type="string">
            <text:p>Victory</text:p>
            <text:p><text:s/></text:p>
            <text:p><text:s/></text:p>
            <text:p><text:s/></text:p>
            <text:p><text:s/></text:p>
            <text:p><text:s/></text:p>
            <text:p>Congratulations! You won!</text:p>
            <text:p>Enter your name and check out statistics to see if you made it to the top.</text:p>
          </table:table-cell>
          <table:table-cell table:style-name="ce5" office:value-type="string">
            <text:p>Победа</text:p>
            <text:p><text:s/></text:p>
            <text:p><text:s/></text:p>
            <text:p><text:s/></text:p>
            <text:p><text:s/></text:p>
            <text:p><text:s/></text:p>
            <text:p>Поздравляем! Вы победили!</text:p>
            <text:p>Введите своё имя и проверьте статистику, может быть, вы поставили рекорд.</text:p>
          </table:table-cell>
          <table:table-cell table:style-name="ce5"/>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0">
          <table:table-cell table:style-name="ce1" office:value-type="string">
            <text:p>URL_SURVEY</text:p>
          </table:table-cell>
          <table:table-cell table:style-name="ce5" office:value-type="string">
            <text:p><text:a xlink:href="http://opengamestudio.org/forum/main">http://opengamestudio.org/forum/main</text:a></text:p>
          </table:table-cell>
          <table:table-cell table:style-name="ce6"/>
          <table:table-cell table:style-name="ce5"/>
          <table:table-cell table:style-name="ce8"/>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14">
          <table:table-cell table:number-columns-repeated="1024"/>
        </table:table-row>
        <table:table-row table:style-name="ro39">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3">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6-03T13:28:52</dc:date>
    <meta:editing-cycles>97</meta:editing-cycles>
    <meta:editing-duration>PT2H56M1S</meta:editing-duration>
    <meta:generator>LibreOffice/3.5$Linux_X86_64 LibreOffice_project/350m1$Build-2</meta:generator>
    <dc:creator>Michael Kapelko</dc:creator>
    <meta:document-statistic meta:table-count="3" meta:cell-count="747" meta:object-count="0"/>
  </office:meta>
</office:document-meta>
</file>